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af6" officeooo:paragraph-rsid="00173af6"/>
    </style:style>
    <style:style style:name="P2" style:family="paragraph" style:parent-style-name="Standard">
      <style:text-properties fo:font-size="16pt" fo:font-weight="bold" officeooo:rsid="00173af6" officeooo:paragraph-rsid="00173af6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73af6" officeooo:paragraph-rsid="00173af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fftlistener_mod.c</text:p>
      <text:p text:style-name="P2">&gt; run_fft_listener_comm_stat()</text:p>
      <text:p text:style-name="P1">with init_comm_freq_HF7_stat()</text:p>
      <text:p text:style-name="P1"/>
      <text:p text:style-name="P3">Scale: HF7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0:39.280233717</meta:creation-date>
    <dc:date>2019-06-24T18:13:43.147101815</dc:date>
    <meta:editing-duration>PT3M9S</meta:editing-duration>
    <meta:editing-cycles>1</meta:editing-cycles>
    <meta:document-statistic meta:table-count="0" meta:image-count="0" meta:object-count="0" meta:page-count="1" meta:paragraph-count="4" meta:word-count="7" meta:character-count="90" meta:non-whitespace-character-count="87"/>
    <meta:generator>LibreOffice/5.1.6.2$Linux_X86_64 LibreOffice_project/10m0$Build-2</meta:generator>
  </office:meta>
</office:document-meta>
</file>